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0791in" fo:margin-bottom="0.0791in" loext:contextual-spacing="false" fo:line-height="200%" fo:text-align="end" style:justify-single-word="false" style:writing-mode="rl-tb"/>
      <style:text-properties officeooo:rsid="00174ef6" officeooo:paragraph-rsid="00174ef6" style:language-complex="fa" style:country-complex="IR"/>
    </style:style>
    <style:style style:name="P2" style:family="paragraph" style:parent-style-name="Standard">
      <style:paragraph-properties fo:margin-top="0.0791in" fo:margin-bottom="0.0791in" loext:contextual-spacing="false" fo:line-height="200%" fo:text-align="end" style:justify-single-word="false" style:writing-mode="rl-tb"/>
      <style:text-properties officeooo:rsid="0018492c" officeooo:paragraph-rsid="0018492c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در روش Table per class with union <text:s/>ما <text:s/>هیچ تغییریدر شمای دیتابیس انجام نمیدهیم در‌واقع db ما هیچ خبری از رابطه is-a یا حتی has-a مابین کلاسهای ما ندارد . در این روش باید id و دیگر ویژگی‌های مشترک مابین فرزندان روی کلاس والد باشد . اگر والد یک concrete class باشد <text:s/>در آنصورت او هم در دیتابیس <text:s/>جدولی برای خود خواهد داشت ولی اگر از نوع abstract <text:s/>یا <text:s/>interface باشد هایبرنیت هیچ جدولی برای او ایجاد نخواهد کرد . حال اگر والد ما یک رابطه manyToOne با مثلاً کلاس user داشته باشد در آن صورت <text:s/>خیلی راحت <text:s/>هایبرینت از همان دستور سمت db یعنی union all استفاده کرده و یک جدول <text:s/>واحد به تعداد ستونهای جدول های والد (اگروالد از نوع concrete class باشد )و ستونهای هریک از جدول های فرزند و نیز ستونهای <text:s/>جدول user ایجاد کرده و در اختیار ما قرار خواهد داد . </text:p>
      <text:p text:style-name="P2">کی از این روش استفاده کنیم ؟</text:p>
      <text:p text:style-name="P2">اگر تعداد کوئری هایی که به کلاس والد میزنی <text:s text:c="2"/>خیلی کم هست و نیز کلاس والد <text:s/>دارای رابطه یک به چند و چند به یک ی نیست برو سراغ این روش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2T22:25:09.478000000</meta:creation-date>
    <dc:date>2019-07-23T01:49:06.459000000</dc:date>
    <meta:editing-duration>PT2M24S</meta:editing-duration>
    <meta:editing-cycles>1</meta:editing-cycles>
    <meta:document-statistic meta:table-count="0" meta:image-count="0" meta:object-count="0" meta:page-count="1" meta:paragraph-count="3" meta:word-count="186" meta:character-count="897" meta:non-whitespace-character-count="700"/>
    <meta:generator>LibreOffice/6.2.5.2$Windows_X86_64 LibreOffice_project/1ec314fa52f458adc18c4f025c545a4e8b22c159</meta:generator>
  </office:meta>
</office:document-meta>
</file>